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AB000001C4C5A5294D.png" manifest:media-type=""/>
  <manifest:file-entry manifest:full-path="Pictures/10000201000002AA0000017AED4E87F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draw:style-name="gr1" draw:text-style-name="P1" xml:id="id1" draw:id="id1" draw:layer="layout" svg:width="24.962cm" svg:height="13.834cm" svg:x="1.519cm" svg:y="5.166cm">
          <draw:image xlink:href="Pictures/10000201000002AA0000017AED4E87F5.png" xlink:type="simple" xlink:show="embed" xlink:actuate="onLoad">
            <text:p/>
          </draw:image>
        </draw:frame>
        <draw:frame draw:style-name="gr1" draw:text-style-name="P1" xml:id="id2" draw:id="id2" draw:layer="layout" svg:width="23.3cm" svg:height="15.419cm" svg:x="2.35cm" svg:y="4.766cm">
          <draw:image xlink:href="Pictures/10000201000002AB000001C4C5A5294D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Outils </text:span><text:span text:style-name="T2">- </text:span><text:span text:style-name="T3">Notepad++ + Firefox + Firebu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微软雅黑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微软雅黑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微软雅黑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微软雅黑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5T15:42:02.432000000</meta:creation-date>
    <dc:date>2013-09-25T17:54:02.681000000</dc:date>
    <meta:editing-duration>PT6M16S</meta:editing-duration>
    <meta:editing-cycles>7</meta:editing-cycles>
    <meta:generator>LibreOffice/4.1.1.2$Windows_x86 LibreOffice_project/7e4286b58adc75a14f6d83f53a03b6c11fa2903</meta:generator>
    <meta:document-statistic meta:object-count="26"/>
  </office:meta>
</office:document-meta>
</file>